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1000000EFC301210358F701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589in" draw:z-index="0"><draw:image xlink:href="Pictures/1000000000000471000000EFC301210358F701DD.png" xlink:type="simple" xlink:show="embed" xlink:actuate="onLoad" loext:mime-type="image/png"/><svg:title>{d.image}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14:58.065610901</meta:creation-date>
    <dc:date>2018-10-11T11:15:40.796270938</dc:date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